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25.71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nsensusTimeNode1-1200-4no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float" office:value="1.53140792045532E+018" calcext:value-type="float">
            <text:p>1.53140792045532E+018</text:p>
          </table:table-cell>
          <table:table-cell office:value-type="string" calcext:value-type="string">
            <text:p>ConTime</text:p>
          </table:table-cell>
          <table:table-cell table:number-columns-repeated="5"/>
        </table:table-row>
        <table:table-row table:style-name="ro1">
          <table:table-cell office:value-type="float" office:value="1.53140792155436E+018" calcext:value-type="float">
            <text:p>1.53140792155436E+018</text:p>
          </table:table-cell>
          <table:table-cell office:value-type="float" office:value="301998067" calcext:value-type="float">
            <text:p>301998067</text:p>
          </table:table-cell>
          <table:table-cell office:value-type="string" calcext:value-type="string">
            <text:p><text:s/>txs</text:p>
          </table:table-cell>
          <table:table-cell office:value-type="float" office:value="1198" calcext:value-type="float">
            <text:p>1198</text:p>
          </table:table-cell>
          <table:table-cell table:number-columns-repeated="2"/>
          <table:table-cell table:formula="of:=52*1220/([.A53]-[.A1])*1000000000" office:value-type="float" office:value="1073.29568906112" calcext:value-type="float">
            <text:p>1073.29568906112</text:p>
          </table:table-cell>
        </table:table-row>
        <table:table-row table:style-name="ro1">
          <table:table-cell office:value-type="float" office:value="1.53140792259784E+018" calcext:value-type="float">
            <text:p>1.53140792259784E+018</text:p>
          </table:table-cell>
          <table:table-cell office:value-type="float" office:value="201357049" calcext:value-type="float">
            <text:p>201357049</text:p>
          </table:table-cell>
          <table:table-cell office:value-type="string" calcext:value-type="string">
            <text:p><text:s/>txs</text:p>
          </table:table-cell>
          <table:table-cell office:value-type="float" office:value="1199" calcext:value-type="float">
            <text:p>1199</text:p>
          </table:table-cell>
          <table:table-cell table:number-columns-repeated="3"/>
        </table:table-row>
        <table:table-row table:style-name="ro1">
          <table:table-cell office:value-type="float" office:value="1.53140792395266E+018" calcext:value-type="float">
            <text:p>1.53140792395266E+018</text:p>
          </table:table-cell>
          <table:table-cell office:value-type="float" office:value="403556926" calcext:value-type="float">
            <text:p>403556926</text:p>
          </table:table-cell>
          <table:table-cell office:value-type="string" calcext:value-type="string">
            <text:p><text:s/>txs</text:p>
          </table:table-cell>
          <table:table-cell office:value-type="float" office:value="1199" calcext:value-type="float">
            <text:p>1199</text:p>
          </table:table-cell>
          <table:table-cell table:number-columns-repeated="3"/>
        </table:table-row>
        <table:table-row table:style-name="ro1">
          <table:table-cell office:value-type="float" office:value="1.53140792758481E+018" calcext:value-type="float">
            <text:p>1.53140792758481E+018</text:p>
          </table:table-cell>
          <table:table-cell office:value-type="float" office:value="116610220" calcext:value-type="float">
            <text:p>116610220</text:p>
          </table:table-cell>
          <table:table-cell office:value-type="string" calcext:value-type="string">
            <text:p><text:s/>txs</text:p>
          </table:table-cell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float" office:value="1.5314079281427E+018" calcext:value-type="float">
            <text:p>1.5314079281427E+018</text:p>
          </table:table-cell>
          <table:table-cell office:value-type="float" office:value="1287654" calcext:value-type="float">
            <text:p>1287654</text:p>
          </table:table-cell>
          <table:table-cell office:value-type="string" calcext:value-type="string">
            <text:p><text:s/>txs</text:p>
          </table:table-cell>
          <table:table-cell office:value-type="float" office:value="1202" calcext:value-type="float">
            <text:p>1202</text:p>
          </table:table-cell>
          <table:table-cell table:number-columns-repeated="3"/>
        </table:table-row>
        <table:table-row table:style-name="ro1">
          <table:table-cell office:value-type="float" office:value="1.53140792859017E+018" calcext:value-type="float">
            <text:p>1.53140792859017E+018</text:p>
          </table:table-cell>
          <table:table-cell office:value-type="float" office:value="115457523" calcext:value-type="float">
            <text:p>115457523</text:p>
          </table:table-cell>
          <table:table-cell office:value-type="string" calcext:value-type="string">
            <text:p><text:s/>txs</text:p>
          </table:table-cell>
          <table:table-cell office:value-type="float" office:value="1202" calcext:value-type="float">
            <text:p>1202</text:p>
          </table:table-cell>
          <table:table-cell table:number-columns-repeated="3"/>
        </table:table-row>
        <table:table-row table:style-name="ro1">
          <table:table-cell office:value-type="float" office:value="1.53140792907015E+018" calcext:value-type="float">
            <text:p>1.53140792907015E+018</text:p>
          </table:table-cell>
          <table:table-cell office:value-type="float" office:value="101027044" calcext:value-type="float">
            <text:p>101027044</text:p>
          </table:table-cell>
          <table:table-cell office:value-type="string" calcext:value-type="string">
            <text:p><text:s/>txs</text:p>
          </table:table-cell>
          <table:table-cell office:value-type="float" office:value="1203" calcext:value-type="float">
            <text:p>1203</text:p>
          </table:table-cell>
          <table:table-cell table:number-columns-repeated="3"/>
        </table:table-row>
        <table:table-row table:style-name="ro1">
          <table:table-cell office:value-type="float" office:value="1.53140792955233E+018" calcext:value-type="float">
            <text:p>1.53140792955233E+018</text:p>
          </table:table-cell>
          <table:table-cell office:value-type="float" office:value="819016" calcext:value-type="float">
            <text:p>819016</text:p>
          </table:table-cell>
          <table:table-cell office:value-type="string" calcext:value-type="string">
            <text:p><text:s/>txs</text:p>
          </table:table-cell>
          <table:table-cell office:value-type="float" office:value="1204" calcext:value-type="float">
            <text:p>1204</text:p>
          </table:table-cell>
          <table:table-cell table:number-columns-repeated="3"/>
        </table:table-row>
        <table:table-row table:style-name="ro1">
          <table:table-cell office:value-type="float" office:value="1.53140793069071E+018" calcext:value-type="float">
            <text:p>1.53140793069071E+018</text:p>
          </table:table-cell>
          <table:table-cell office:value-type="float" office:value="302456043" calcext:value-type="float">
            <text:p>302456043</text:p>
          </table:table-cell>
          <table:table-cell office:value-type="string" calcext:value-type="string">
            <text:p><text:s/>txs</text:p>
          </table:table-cell>
          <table:table-cell office:value-type="float" office:value="1204" calcext:value-type="float">
            <text:p>1204</text:p>
          </table:table-cell>
          <table:table-cell table:number-columns-repeated="3"/>
        </table:table-row>
        <table:table-row table:style-name="ro1">
          <table:table-cell office:value-type="float" office:value="1.53140793152563E+018" calcext:value-type="float">
            <text:p>1.53140793152563E+018</text:p>
          </table:table-cell>
          <table:table-cell office:value-type="float" office:value="216238412" calcext:value-type="float">
            <text:p>216238412</text:p>
          </table:table-cell>
          <table:table-cell office:value-type="string" calcext:value-type="string">
            <text:p><text:s/>txs</text:p>
          </table:table-cell>
          <table:table-cell office:value-type="float" office:value="1205" calcext:value-type="float">
            <text:p>1205</text:p>
          </table:table-cell>
          <table:table-cell table:number-columns-repeated="3"/>
        </table:table-row>
        <table:table-row table:style-name="ro1">
          <table:table-cell office:value-type="float" office:value="1.53140793270534E+018" calcext:value-type="float">
            <text:p>1.53140793270534E+018</text:p>
          </table:table-cell>
          <table:table-cell office:value-type="float" office:value="1359956" calcext:value-type="float">
            <text:p>1359956</text:p>
          </table:table-cell>
          <table:table-cell office:value-type="string" calcext:value-type="string">
            <text:p><text:s/>txs</text:p>
          </table:table-cell>
          <table:table-cell office:value-type="float" office:value="1206" calcext:value-type="float">
            <text:p>1206</text:p>
          </table:table-cell>
          <table:table-cell table:number-columns-repeated="3"/>
        </table:table-row>
        <table:table-row table:style-name="ro1">
          <table:table-cell office:value-type="float" office:value="1.53140793636929E+018" calcext:value-type="float">
            <text:p>1.53140793636929E+018</text:p>
          </table:table-cell>
          <table:table-cell office:value-type="float" office:value="201613420" calcext:value-type="float">
            <text:p>201613420</text:p>
          </table:table-cell>
          <table:table-cell office:value-type="string" calcext:value-type="string">
            <text:p><text:s/>txs</text:p>
          </table:table-cell>
          <table:table-cell office:value-type="float" office:value="1207" calcext:value-type="float">
            <text:p>1207</text:p>
          </table:table-cell>
          <table:table-cell table:number-columns-repeated="3"/>
        </table:table-row>
        <table:table-row table:style-name="ro1">
          <table:table-cell office:value-type="float" office:value="1.53140793687641E+018" calcext:value-type="float">
            <text:p>1.53140793687641E+018</text:p>
          </table:table-cell>
          <table:table-cell office:value-type="float" office:value="216325366" calcext:value-type="float">
            <text:p>216325366</text:p>
          </table:table-cell>
          <table:table-cell office:value-type="string" calcext:value-type="string">
            <text:p><text:s/>txs</text:p>
          </table:table-cell>
          <table:table-cell office:value-type="float" office:value="1207" calcext:value-type="float">
            <text:p>1207</text:p>
          </table:table-cell>
          <table:table-cell table:number-columns-repeated="3"/>
        </table:table-row>
        <table:table-row table:style-name="ro1">
          <table:table-cell office:value-type="float" office:value="1.53140793736047E+018" calcext:value-type="float">
            <text:p>1.53140793736047E+018</text:p>
          </table:table-cell>
          <table:table-cell office:value-type="float" office:value="1122734" calcext:value-type="float">
            <text:p>1122734</text:p>
          </table:table-cell>
          <table:table-cell office:value-type="string" calcext:value-type="string">
            <text:p><text:s/>txs</text:p>
          </table:table-cell>
          <table:table-cell office:value-type="float" office:value="1209" calcext:value-type="float">
            <text:p>1209</text:p>
          </table:table-cell>
          <table:table-cell table:number-columns-repeated="3"/>
        </table:table-row>
        <table:table-row table:style-name="ro1">
          <table:table-cell office:value-type="float" office:value="1.53140793839293E+018" calcext:value-type="float">
            <text:p>1.53140793839293E+018</text:p>
          </table:table-cell>
          <table:table-cell office:value-type="float" office:value="115999428" calcext:value-type="float">
            <text:p>115999428</text:p>
          </table:table-cell>
          <table:table-cell office:value-type="string" calcext:value-type="string">
            <text:p><text:s/>txs</text:p>
          </table:table-cell>
          <table:table-cell office:value-type="float" office:value="1209" calcext:value-type="float">
            <text:p>1209</text:p>
          </table:table-cell>
          <table:table-cell table:number-columns-repeated="3"/>
        </table:table-row>
        <table:table-row table:style-name="ro1">
          <table:table-cell office:value-type="float" office:value="1.53140794209257E+018" calcext:value-type="float">
            <text:p>1.53140794209257E+018</text:p>
          </table:table-cell>
          <table:table-cell office:value-type="float" office:value="404364199" calcext:value-type="float">
            <text:p>404364199</text:p>
          </table:table-cell>
          <table:table-cell office:value-type="string" calcext:value-type="string">
            <text:p><text:s/>txs</text:p>
          </table:table-cell>
          <table:table-cell office:value-type="float" office:value="1210" calcext:value-type="float">
            <text:p>1210</text:p>
          </table:table-cell>
          <table:table-cell table:number-columns-repeated="3"/>
        </table:table-row>
        <table:table-row table:style-name="ro1">
          <table:table-cell office:value-type="float" office:value="1.5314079426226E+018" calcext:value-type="float">
            <text:p>1.5314079426226E+018</text:p>
          </table:table-cell>
          <table:table-cell office:value-type="float" office:value="823141" calcext:value-type="float">
            <text:p>823141</text:p>
          </table:table-cell>
          <table:table-cell office:value-type="string" calcext:value-type="string">
            <text:p><text:s/>txs</text:p>
          </table:table-cell>
          <table:table-cell office:value-type="float" office:value="1211" calcext:value-type="float">
            <text:p>1211</text:p>
          </table:table-cell>
          <table:table-cell table:number-columns-repeated="3"/>
        </table:table-row>
        <table:table-row table:style-name="ro1">
          <table:table-cell office:value-type="float" office:value="1.53140794305245E+018" calcext:value-type="float">
            <text:p>1.53140794305245E+018</text:p>
          </table:table-cell>
          <table:table-cell office:value-type="float" office:value="401722683" calcext:value-type="float">
            <text:p>401722683</text:p>
          </table:table-cell>
          <table:table-cell office:value-type="string" calcext:value-type="string">
            <text:p><text:s/>txs</text:p>
          </table:table-cell>
          <table:table-cell office:value-type="float" office:value="1211" calcext:value-type="float">
            <text:p>1211</text:p>
          </table:table-cell>
          <table:table-cell table:number-columns-repeated="3"/>
        </table:table-row>
        <table:table-row table:style-name="ro1">
          <table:table-cell office:value-type="float" office:value="1.53140794351663E+018" calcext:value-type="float">
            <text:p>1.53140794351663E+018</text:p>
          </table:table-cell>
          <table:table-cell office:value-type="float" office:value="119943045" calcext:value-type="float">
            <text:p>119943045</text:p>
          </table:table-cell>
          <table:table-cell office:value-type="string" calcext:value-type="string">
            <text:p><text:s/>txs</text:p>
          </table:table-cell>
          <table:table-cell office:value-type="float" office:value="1212" calcext:value-type="float">
            <text:p>1212</text:p>
          </table:table-cell>
          <table:table-cell table:number-columns-repeated="3"/>
        </table:table-row>
        <table:table-row table:style-name="ro1">
          <table:table-cell office:value-type="float" office:value="1.53140794403623E+018" calcext:value-type="float">
            <text:p>1.53140794403623E+018</text:p>
          </table:table-cell>
          <table:table-cell office:value-type="float" office:value="1172622" calcext:value-type="float">
            <text:p>1172622</text:p>
          </table:table-cell>
          <table:table-cell office:value-type="string" calcext:value-type="string">
            <text:p><text:s/>txs</text:p>
          </table:table-cell>
          <table:table-cell office:value-type="float" office:value="1214" calcext:value-type="float">
            <text:p>1214</text:p>
          </table:table-cell>
          <table:table-cell table:number-columns-repeated="3"/>
        </table:table-row>
        <table:table-row table:style-name="ro1">
          <table:table-cell office:value-type="float" office:value="1.53140794545525E+018" calcext:value-type="float">
            <text:p>1.53140794545525E+018</text:p>
          </table:table-cell>
          <table:table-cell office:value-type="float" office:value="116419805" calcext:value-type="float">
            <text:p>116419805</text:p>
          </table:table-cell>
          <table:table-cell office:value-type="string" calcext:value-type="string">
            <text:p><text:s/>txs</text:p>
          </table:table-cell>
          <table:table-cell office:value-type="float" office:value="1214" calcext:value-type="float">
            <text:p>1214</text:p>
          </table:table-cell>
          <table:table-cell table:number-columns-repeated="3"/>
        </table:table-row>
        <table:table-row table:style-name="ro1">
          <table:table-cell office:value-type="float" office:value="1.5314079462742E+018" calcext:value-type="float">
            <text:p>1.5314079462742E+018</text:p>
          </table:table-cell>
          <table:table-cell office:value-type="float" office:value="100976652" calcext:value-type="float">
            <text:p>100976652</text:p>
          </table:table-cell>
          <table:table-cell office:value-type="string" calcext:value-type="string">
            <text:p><text:s/>txs</text:p>
          </table:table-cell>
          <table:table-cell office:value-type="float" office:value="1215" calcext:value-type="float">
            <text:p>1215</text:p>
          </table:table-cell>
          <table:table-cell table:number-columns-repeated="3"/>
        </table:table-row>
        <table:table-row table:style-name="ro1">
          <table:table-cell office:value-type="float" office:value="1.53140794765501E+018" calcext:value-type="float">
            <text:p>1.53140794765501E+018</text:p>
          </table:table-cell>
          <table:table-cell office:value-type="float" office:value="729190" calcext:value-type="float">
            <text:p>729190</text:p>
          </table:table-cell>
          <table:table-cell office:value-type="string" calcext:value-type="string">
            <text:p><text:s/>txs</text:p>
          </table:table-cell>
          <table:table-cell office:value-type="float" office:value="1215" calcext:value-type="float">
            <text:p>1215</text:p>
          </table:table-cell>
          <table:table-cell table:number-columns-repeated="3"/>
        </table:table-row>
        <table:table-row table:style-name="ro1">
          <table:table-cell office:value-type="float" office:value="1.53140795128578E+018" calcext:value-type="float">
            <text:p>1.53140795128578E+018</text:p>
          </table:table-cell>
          <table:table-cell office:value-type="float" office:value="785235" calcext:value-type="float">
            <text:p>785235</text:p>
          </table:table-cell>
          <table:table-cell office:value-type="string" calcext:value-type="string">
            <text:p><text:s/>txs</text:p>
          </table:table-cell>
          <table:table-cell office:value-type="float" office:value="1216" calcext:value-type="float">
            <text:p>1216</text:p>
          </table:table-cell>
          <table:table-cell table:number-columns-repeated="3"/>
        </table:table-row>
        <table:table-row table:style-name="ro1">
          <table:table-cell office:value-type="float" office:value="1.53140795183091E+018" calcext:value-type="float">
            <text:p>1.53140795183091E+018</text:p>
          </table:table-cell>
          <table:table-cell office:value-type="float" office:value="252394139" calcext:value-type="float">
            <text:p>252394139</text:p>
          </table:table-cell>
          <table:table-cell office:value-type="string" calcext:value-type="string">
            <text:p><text:s/>txs</text:p>
          </table:table-cell>
          <table:table-cell office:value-type="float" office:value="1217" calcext:value-type="float">
            <text:p>1217</text:p>
          </table:table-cell>
          <table:table-cell table:number-columns-repeated="3"/>
        </table:table-row>
        <table:table-row table:style-name="ro1">
          <table:table-cell office:value-type="float" office:value="1.53140795229339E+018" calcext:value-type="float">
            <text:p>1.53140795229339E+018</text:p>
          </table:table-cell>
          <table:table-cell office:value-type="float" office:value="504463212" calcext:value-type="float">
            <text:p>504463212</text:p>
          </table:table-cell>
          <table:table-cell office:value-type="string" calcext:value-type="string">
            <text:p><text:s/>txs</text:p>
          </table:table-cell>
          <table:table-cell office:value-type="float" office:value="1217" calcext:value-type="float">
            <text:p>1217</text:p>
          </table:table-cell>
          <table:table-cell table:number-columns-repeated="3"/>
        </table:table-row>
        <table:table-row table:style-name="ro1">
          <table:table-cell office:value-type="float" office:value="1.53140795277941E+018" calcext:value-type="float">
            <text:p>1.53140795277941E+018</text:p>
          </table:table-cell>
          <table:table-cell office:value-type="float" office:value="101953125" calcext:value-type="float">
            <text:p>101953125</text:p>
          </table:table-cell>
          <table:table-cell office:value-type="string" calcext:value-type="string">
            <text:p><text:s/>txs</text:p>
          </table:table-cell>
          <table:table-cell office:value-type="float" office:value="1218" calcext:value-type="float">
            <text:p>1218</text:p>
          </table:table-cell>
          <table:table-cell table:number-columns-repeated="3"/>
        </table:table-row>
        <table:table-row table:style-name="ro1">
          <table:table-cell office:value-type="float" office:value="1.53140795328657E+018" calcext:value-type="float">
            <text:p>1.53140795328657E+018</text:p>
          </table:table-cell>
          <table:table-cell office:value-type="float" office:value="201307919" calcext:value-type="float">
            <text:p>201307919</text:p>
          </table:table-cell>
          <table:table-cell office:value-type="string" calcext:value-type="string">
            <text:p><text:s/>txs</text:p>
          </table:table-cell>
          <table:table-cell office:value-type="float" office:value="1218" calcext:value-type="float">
            <text:p>1218</text:p>
          </table:table-cell>
          <table:table-cell table:number-columns-repeated="3"/>
        </table:table-row>
        <table:table-row table:style-name="ro1">
          <table:table-cell office:value-type="float" office:value="1.53140795445761E+018" calcext:value-type="float">
            <text:p>1.53140795445761E+018</text:p>
          </table:table-cell>
          <table:table-cell office:value-type="float" office:value="224279311" calcext:value-type="float">
            <text:p>224279311</text:p>
          </table:table-cell>
          <table:table-cell office:value-type="string" calcext:value-type="string">
            <text:p><text:s/>txs</text:p>
          </table:table-cell>
          <table:table-cell office:value-type="float" office:value="1219" calcext:value-type="float">
            <text:p>1219</text:p>
          </table:table-cell>
          <table:table-cell table:number-columns-repeated="3"/>
        </table:table-row>
        <table:table-row table:style-name="ro1">
          <table:table-cell office:value-type="float" office:value="1.53140795539028E+018" calcext:value-type="float">
            <text:p>1.53140795539028E+018</text:p>
          </table:table-cell>
          <table:table-cell office:value-type="float" office:value="603110443" calcext:value-type="float">
            <text:p>603110443</text:p>
          </table:table-cell>
          <table:table-cell office:value-type="string" calcext:value-type="string">
            <text:p><text:s/>txs</text:p>
          </table:table-cell>
          <table:table-cell office:value-type="float" office:value="1220" calcext:value-type="float">
            <text:p>1220</text:p>
          </table:table-cell>
          <table:table-cell table:number-columns-repeated="3"/>
        </table:table-row>
        <table:table-row table:style-name="ro1">
          <table:table-cell office:value-type="float" office:value="1.53140795619184E+018" calcext:value-type="float">
            <text:p>1.53140795619184E+018</text:p>
          </table:table-cell>
          <table:table-cell office:value-type="float" office:value="201435541" calcext:value-type="float">
            <text:p>201435541</text:p>
          </table:table-cell>
          <table:table-cell office:value-type="string" calcext:value-type="string">
            <text:p><text:s/>txs</text:p>
          </table:table-cell>
          <table:table-cell office:value-type="float" office:value="1220" calcext:value-type="float">
            <text:p>1220</text:p>
          </table:table-cell>
          <table:table-cell table:number-columns-repeated="3"/>
        </table:table-row>
        <table:table-row table:style-name="ro1">
          <table:table-cell office:value-type="float" office:value="1.53140795698626E+018" calcext:value-type="float">
            <text:p>1.53140795698626E+018</text:p>
          </table:table-cell>
          <table:table-cell office:value-type="float" office:value="301879689" calcext:value-type="float">
            <text:p>301879689</text:p>
          </table:table-cell>
          <table:table-cell office:value-type="string" calcext:value-type="string">
            <text:p><text:s/>txs</text:p>
          </table:table-cell>
          <table:table-cell office:value-type="float" office:value="1221" calcext:value-type="float">
            <text:p>1221</text:p>
          </table:table-cell>
          <table:table-cell table:number-columns-repeated="3"/>
        </table:table-row>
        <table:table-row table:style-name="ro1">
          <table:table-cell office:value-type="float" office:value="1.53140795837121E+018" calcext:value-type="float">
            <text:p>1.53140795837121E+018</text:p>
          </table:table-cell>
          <table:table-cell office:value-type="float" office:value="220640724" calcext:value-type="float">
            <text:p>220640724</text:p>
          </table:table-cell>
          <table:table-cell office:value-type="string" calcext:value-type="string">
            <text:p><text:s/>txs</text:p>
          </table:table-cell>
          <table:table-cell office:value-type="float" office:value="1221" calcext:value-type="float">
            <text:p>1221</text:p>
          </table:table-cell>
          <table:table-cell table:number-columns-repeated="3"/>
        </table:table-row>
        <table:table-row table:style-name="ro1">
          <table:table-cell office:value-type="float" office:value="1.53140795928667E+018" calcext:value-type="float">
            <text:p>1.53140795928667E+018</text:p>
          </table:table-cell>
          <table:table-cell office:value-type="float" office:value="602842114" calcext:value-type="float">
            <text:p>602842114</text:p>
          </table:table-cell>
          <table:table-cell office:value-type="string" calcext:value-type="string">
            <text:p><text:s/>txs</text:p>
          </table:table-cell>
          <table:table-cell office:value-type="float" office:value="1222" calcext:value-type="float">
            <text:p>1222</text:p>
          </table:table-cell>
          <table:table-cell table:number-columns-repeated="3"/>
        </table:table-row>
        <table:table-row table:style-name="ro1">
          <table:table-cell office:value-type="float" office:value="1.53140796026697E+018" calcext:value-type="float">
            <text:p>1.53140796026697E+018</text:p>
          </table:table-cell>
          <table:table-cell office:value-type="float" office:value="201283920" calcext:value-type="float">
            <text:p>201283920</text:p>
          </table:table-cell>
          <table:table-cell office:value-type="string" calcext:value-type="string">
            <text:p><text:s/>txs</text:p>
          </table:table-cell>
          <table:table-cell office:value-type="float" office:value="1223" calcext:value-type="float">
            <text:p>1223</text:p>
          </table:table-cell>
          <table:table-cell table:number-columns-repeated="3"/>
        </table:table-row>
        <table:table-row table:style-name="ro1">
          <table:table-cell office:value-type="float" office:value="1.53140796101444E+018" calcext:value-type="float">
            <text:p>1.53140796101444E+018</text:p>
          </table:table-cell>
          <table:table-cell office:value-type="float" office:value="2689321" calcext:value-type="float">
            <text:p>2689321</text:p>
          </table:table-cell>
          <table:table-cell office:value-type="string" calcext:value-type="string">
            <text:p><text:s/>txs</text:p>
          </table:table-cell>
          <table:table-cell office:value-type="float" office:value="1223" calcext:value-type="float">
            <text:p>1223</text:p>
          </table:table-cell>
          <table:table-cell table:number-columns-repeated="3"/>
        </table:table-row>
        <table:table-row table:style-name="ro1">
          <table:table-cell office:value-type="float" office:value="1.53140796241467E+018" calcext:value-type="float">
            <text:p>1.53140796241467E+018</text:p>
          </table:table-cell>
          <table:table-cell office:value-type="float" office:value="724352233" calcext:value-type="float">
            <text:p>724352233</text:p>
          </table:table-cell>
          <table:table-cell office:value-type="string" calcext:value-type="string">
            <text:p><text:s/>txs</text:p>
          </table:table-cell>
          <table:table-cell office:value-type="float" office:value="1224" calcext:value-type="float">
            <text:p>1224</text:p>
          </table:table-cell>
          <table:table-cell table:number-columns-repeated="3"/>
        </table:table-row>
        <table:table-row table:style-name="ro1">
          <table:table-cell office:value-type="float" office:value="1.53140796345625E+018" calcext:value-type="float">
            <text:p>1.53140796345625E+018</text:p>
          </table:table-cell>
          <table:table-cell office:value-type="float" office:value="602353896" calcext:value-type="float">
            <text:p>602353896</text:p>
          </table:table-cell>
          <table:table-cell office:value-type="string" calcext:value-type="string">
            <text:p><text:s/>txs</text:p>
          </table:table-cell>
          <table:table-cell office:value-type="float" office:value="1224" calcext:value-type="float">
            <text:p>1224</text:p>
          </table:table-cell>
          <table:table-cell table:number-columns-repeated="3"/>
        </table:table-row>
        <table:table-row table:style-name="ro1">
          <table:table-cell office:value-type="float" office:value="1.53140796458945E+018" calcext:value-type="float">
            <text:p>1.53140796458945E+018</text:p>
          </table:table-cell>
          <table:table-cell office:value-type="float" office:value="858097" calcext:value-type="float">
            <text:p>858097</text:p>
          </table:table-cell>
          <table:table-cell office:value-type="string" calcext:value-type="string">
            <text:p><text:s/>txs</text:p>
          </table:table-cell>
          <table:table-cell office:value-type="float" office:value="1225" calcext:value-type="float">
            <text:p>1225</text:p>
          </table:table-cell>
          <table:table-cell table:number-columns-repeated="3"/>
        </table:table-row>
        <table:table-row table:style-name="ro1">
          <table:table-cell office:value-type="float" office:value="1.53140796538054E+018" calcext:value-type="float">
            <text:p>1.53140796538054E+018</text:p>
          </table:table-cell>
          <table:table-cell office:value-type="float" office:value="702896266" calcext:value-type="float">
            <text:p>702896266</text:p>
          </table:table-cell>
          <table:table-cell office:value-type="string" calcext:value-type="string">
            <text:p><text:s/>txs</text:p>
          </table:table-cell>
          <table:table-cell office:value-type="float" office:value="1226" calcext:value-type="float">
            <text:p>1226</text:p>
          </table:table-cell>
          <table:table-cell table:number-columns-repeated="3"/>
        </table:table-row>
        <table:table-row table:style-name="ro1">
          <table:table-cell office:value-type="float" office:value="1.53140796679513E+018" calcext:value-type="float">
            <text:p>1.53140796679513E+018</text:p>
          </table:table-cell>
          <table:table-cell office:value-type="float" office:value="115634179" calcext:value-type="float">
            <text:p>115634179</text:p>
          </table:table-cell>
          <table:table-cell office:value-type="string" calcext:value-type="string">
            <text:p><text:s/>txs</text:p>
          </table:table-cell>
          <table:table-cell office:value-type="float" office:value="1226" calcext:value-type="float">
            <text:p>1226</text:p>
          </table:table-cell>
          <table:table-cell table:number-columns-repeated="3"/>
        </table:table-row>
        <table:table-row table:style-name="ro1">
          <table:table-cell office:value-type="float" office:value="1.53140796793484E+018" calcext:value-type="float">
            <text:p>1.53140796793484E+018</text:p>
          </table:table-cell>
          <table:table-cell office:value-type="float" office:value="502006386" calcext:value-type="float">
            <text:p>502006386</text:p>
          </table:table-cell>
          <table:table-cell office:value-type="string" calcext:value-type="string">
            <text:p><text:s/>txs</text:p>
          </table:table-cell>
          <table:table-cell office:value-type="float" office:value="1227" calcext:value-type="float">
            <text:p>1227</text:p>
          </table:table-cell>
          <table:table-cell table:number-columns-repeated="3"/>
        </table:table-row>
        <table:table-row table:style-name="ro1">
          <table:table-cell office:value-type="float" office:value="1.5314079687416E+018" calcext:value-type="float">
            <text:p>1.5314079687416E+018</text:p>
          </table:table-cell>
          <table:table-cell office:value-type="float" office:value="902997513" calcext:value-type="float">
            <text:p>902997513</text:p>
          </table:table-cell>
          <table:table-cell office:value-type="string" calcext:value-type="string">
            <text:p><text:s/>txs</text:p>
          </table:table-cell>
          <table:table-cell office:value-type="float" office:value="1227" calcext:value-type="float">
            <text:p>1227</text:p>
          </table:table-cell>
          <table:table-cell table:number-columns-repeated="3"/>
        </table:table-row>
        <table:table-row table:style-name="ro1">
          <table:table-cell office:value-type="float" office:value="1.53140796998377E+018" calcext:value-type="float">
            <text:p>1.53140796998377E+018</text:p>
          </table:table-cell>
          <table:table-cell office:value-type="float" office:value="1116689" calcext:value-type="float">
            <text:p>1116689</text:p>
          </table:table-cell>
          <table:table-cell office:value-type="string" calcext:value-type="string">
            <text:p><text:s/>txs</text:p>
          </table:table-cell>
          <table:table-cell office:value-type="float" office:value="1228" calcext:value-type="float">
            <text:p>1228</text:p>
          </table:table-cell>
          <table:table-cell table:number-columns-repeated="3"/>
        </table:table-row>
        <table:table-row table:style-name="ro1">
          <table:table-cell office:value-type="float" office:value="1.53140797163685E+018" calcext:value-type="float">
            <text:p>1.53140797163685E+018</text:p>
          </table:table-cell>
          <table:table-cell office:value-type="float" office:value="131226707" calcext:value-type="float">
            <text:p>131226707</text:p>
          </table:table-cell>
          <table:table-cell office:value-type="string" calcext:value-type="string">
            <text:p><text:s/>txs</text:p>
          </table:table-cell>
          <table:table-cell office:value-type="float" office:value="1229" calcext:value-type="float">
            <text:p>1229</text:p>
          </table:table-cell>
          <table:table-cell table:number-columns-repeated="3"/>
        </table:table-row>
        <table:table-row table:style-name="ro1">
          <table:table-cell office:value-type="float" office:value="1.53140797243222E+018" calcext:value-type="float">
            <text:p>1.53140797243222E+018</text:p>
          </table:table-cell>
          <table:table-cell office:value-type="float" office:value="704296740" calcext:value-type="float">
            <text:p>704296740</text:p>
          </table:table-cell>
          <table:table-cell office:value-type="string" calcext:value-type="string">
            <text:p><text:s/>txs</text:p>
          </table:table-cell>
          <table:table-cell office:value-type="float" office:value="1229" calcext:value-type="float">
            <text:p>1229</text:p>
          </table:table-cell>
          <table:table-cell table:number-columns-repeated="3"/>
        </table:table-row>
        <table:table-row table:style-name="ro1">
          <table:table-cell office:value-type="float" office:value="1.53140797396222E+018" calcext:value-type="float">
            <text:p>1.53140797396222E+018</text:p>
          </table:table-cell>
          <table:table-cell table:number-columns-repeated="6"/>
        </table:table-row>
        <table:table-row table:style-name="ro1">
          <table:table-cell office:value-type="float" office:value="1.5314079746787E+018" calcext:value-type="float">
            <text:p>1.5314079746787E+018</text:p>
          </table:table-cell>
          <table:table-cell table:number-columns-repeated="6"/>
        </table:table-row>
        <table:table-row table:style-name="ro1">
          <table:table-cell office:value-type="float" office:value="1.53140797603055E+018" calcext:value-type="float">
            <text:p>1.53140797603055E+018</text:p>
          </table:table-cell>
          <table:table-cell table:number-columns-repeated="6"/>
        </table:table-row>
        <table:table-row table:style-name="ro1">
          <table:table-cell office:value-type="float" office:value="1.53140797802571E+018" calcext:value-type="float">
            <text:p>1.53140797802571E+018</text:p>
          </table:table-cell>
          <table:table-cell table:number-columns-repeated="6"/>
        </table:table-row>
        <table:table-row table:style-name="ro1">
          <table:table-cell office:value-type="float" office:value="1.53140797894879E+018" calcext:value-type="float">
            <text:p>1.53140797894879E+018</text:p>
          </table:table-cell>
          <table:table-cell table:number-columns-repeated="6"/>
        </table:table-row>
        <table:table-row table:style-name="ro1">
          <table:table-cell office:value-type="float" office:value="1.53140797956299E+018" calcext:value-type="float">
            <text:p>1.53140797956299E+01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7-12T23:15:48.861800364</dc:date>
    <meta:editing-duration>PT8M25S</meta:editing-duration>
    <meta:editing-cycles>1</meta:editing-cycles>
    <meta:document-statistic meta:table-count="1" meta:cell-count="193" meta:object-count="0"/>
  </office:meta>
</office:document-meta>
</file>